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aa6f9"/>
    </style:style>
    <style:style style:name="P3" style:family="paragraph" style:parent-style-name="Text_20_body" style:list-style-name="L1">
      <style:text-properties officeooo:paragraph-rsid="00247f57"/>
    </style:style>
    <style:style style:name="P4" style:family="paragraph" style:parent-style-name="Text_20_body" style:list-style-name="L1">
      <style:text-properties officeooo:paragraph-rsid="0025e518"/>
    </style:style>
    <style:style style:name="P5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style="normal" style:font-style-asian="normal" style:font-style-complex="normal"/>
    </style:style>
    <style:style style:name="P7" style:family="paragraph" style:parent-style-name="Text_20_body" style:list-style-name="L1">
      <style:text-properties fo:font-style="normal" officeooo:paragraph-rsid="00091635" style:font-style-asian="normal" style:font-style-complex="normal"/>
    </style:style>
    <style:style style:name="P8" style:family="paragraph" style:parent-style-name="Text_20_body" style:list-style-name="L1">
      <style:text-properties fo:font-style="normal" officeooo:paragraph-rsid="000bfd99" style:font-style-asian="normal" style:font-style-complex="normal"/>
    </style:style>
    <style:style style:name="P9" style:family="paragraph" style:parent-style-name="Text_20_body" style:list-style-name="L1">
      <style:text-properties fo:font-style="normal" officeooo:paragraph-rsid="000d548e" style:font-style-asian="normal" style:font-style-complex="normal"/>
    </style:style>
    <style:style style:name="P10" style:family="paragraph" style:parent-style-name="Text_20_body" style:list-style-name="L1">
      <style:text-properties fo:font-style="normal" officeooo:paragraph-rsid="0015cb45" style:font-style-asian="normal" style:font-style-complex="normal"/>
    </style:style>
    <style:style style:name="P11" style:family="paragraph" style:parent-style-name="Text_20_body" style:list-style-name="L1">
      <style:text-properties fo:font-style="normal" officeooo:paragraph-rsid="0018d37e" style:font-style-asian="normal" style:font-style-complex="normal"/>
    </style:style>
    <style:style style:name="T1" style:family="text">
      <style:text-properties fo:language="pl" fo:country="PL"/>
    </style:style>
    <style:style style:name="T2" style:family="text">
      <style:text-properties officeooo:rsid="000bfd99"/>
    </style:style>
    <style:style style:name="T3" style:family="text">
      <style:text-properties officeooo:rsid="000d548e"/>
    </style:style>
    <style:style style:name="T4" style:family="text">
      <style:text-properties officeooo:rsid="000f136e"/>
    </style:style>
    <style:style style:name="T5" style:family="text">
      <style:text-properties officeooo:rsid="00124270"/>
    </style:style>
    <style:style style:name="T6" style:family="text">
      <style:text-properties officeooo:rsid="0012e169"/>
    </style:style>
    <style:style style:name="T7" style:family="text">
      <style:text-properties officeooo:rsid="0014175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d37e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d89d4" style:font-style-asian="normal" style:font-style-complex="normal"/>
    </style:style>
    <style:style style:name="T14" style:family="text">
      <style:text-properties fo:font-style="normal" officeooo:rsid="001f23e0" style:font-style-asian="normal" style:font-style-complex="normal"/>
    </style:style>
    <style:style style:name="T15" style:family="text">
      <style:text-properties fo:font-style="normal" officeooo:rsid="0025e518" style:font-style-asian="normal" style:font-style-complex="normal"/>
    </style:style>
    <style:style style:name="T16" style:family="text">
      <style:text-properties fo:font-style="normal" officeooo:rsid="0026ba58" style:font-style-asian="normal" style:font-style-complex="normal"/>
    </style:style>
    <style:style style:name="T17" style:family="text">
      <style:text-properties fo:font-style="normal" officeooo:rsid="00281257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8d37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bd38d" style:font-style-asian="normal" style:font-weight-asian="normal" style:font-style-complex="normal" style:font-weight-complex="normal"/>
    </style:style>
    <style:style style:name="T21" style:family="text">
      <style:text-properties officeooo:rsid="0018d37e"/>
    </style:style>
    <style:style style:name="T22" style:family="text">
      <style:text-properties officeooo:rsid="001a7288"/>
    </style:style>
    <style:style style:name="T23" style:family="text">
      <style:text-properties fo:color="#000080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7722497852215854" text:style-name="L1">
        <text:list-item>
          <text:p text:style-name="P6">Czesław Frąc „O sygnałach bez całek”, RADMOR</text:p>
        </text:list-item>
        <text:list-item>
          <text:p text:style-name="P6"><text:span text:style-name="T1">Jerzy Szabatin „Podstawy teorii sygnałów”, </text:span>Wydawnictwa Komunikacji i Łączności</text:p>
        </text:list-item>
        <text:list-item>
          <text:p text:style-name="P7">Krzysztof Wesołowski, „Podstawy cyfrowych systemów telekomunikacyjnych”, Wydawnictwa Komunikacji i Łączności</text:p>
        </text:list-item>
        <text:list-item>
          <text:p text:style-name="P2"><text:span text:style-name="T12">Wojciech Lipiński „Modulacja, kodowanie i transmisja w systemach telekomunikacyjnych”, </text:span>Wydawnictwo Uczelniane Politechniki Szczecińskiej</text:p>
        </text:list-item>
        <text:list-item>
          <text:p text:style-name="P8">Paul Horowitz „Sztuka elektroniki. Cz. 1”, Wydawnictwa Komunikacji i Łączności</text:p>
        </text:list-item>
        <text:list-item>
          <text:p text:style-name="P8">Paul Horowitz „Sztuka elektroniki. Cz. <text:span text:style-name="T2">2</text:span>”, Wydawnictwa Komunikacji i Łączności</text:p>
        </text:list-item>
        <text:list-item>
          <text:p text:style-name="P6">Zdzisław Bieńkowski „Poradnik ultrakrótkofalowca”, Wydawnictwa Komunikacji i Łączności</text:p>
        </text:list-item>
        <text:list-item>
          <text:p text:style-name="P6">Jacek Hennel „Jak zrozumieć falki. Podstawy falkowej analizy sygnałów”, ZamKor</text:p>
        </text:list-item>
        <text:list-item>
          <text:p text:style-name="P6">Stefan Jackowski „Telekomunikacja cz.1”, Wydawnictwo Politechniki Radomskiej</text:p>
        </text:list-item>
        <text:list-item>
          <text:p text:style-name="P9">Stefan Jackowski „Telekomunikacja cz.<text:span text:style-name="T3">2</text:span>”, Wydawnictwo Politechniki Radomskiej</text:p>
        </text:list-item>
        <text:list-item>
          <text:p text:style-name="P6"><text:span text:style-name="T4">Andrzej Leśnicki, </text:span>„Technika cyfrowego przetwarzania sygnałów”, Wydawnictwo Politechniki Gdańskiej</text:p>
        </text:list-item>
        <text:list-item>
          <text:p text:style-name="P6">Jan Białasiewicz „Falki i aproksymacje”, Wydawnictwa Naukowo-Techniczne</text:p>
        </text:list-item>
        <text:list-item>
          <text:p text:style-name="P6">Tomasz Zieliński „Cyfrowe przetwarzanie sygnałów w telekomunikacji”, Wydawnictwo Naukowe PWN</text:p>
        </text:list-item>
        <text:list-item>
          <text:p text:style-name="P6">Steven Smith „Cyfrowe przetwarzanie sygnałów. Praktyczny poradnik dla inżynierów i naukowców”, Wydawnictwo Naukowe PWN</text:p>
        </text:list-item>
        <text:list-item>
          <text:p text:style-name="P6">Wojciech Lipiński „Transmisja danych w telefonii komórkowej”, Wydaw<text:span text:style-name="T5">nictwo</text:span> Uczelniane P<text:span text:style-name="T5">olitechniki Szczecińskiej</text:span></text:p>
        </text:list-item>
        <text:list-item>
          <text:p text:style-name="P6">Jan Purczyński „Wybrane zagadnienia teorii sygnałów”, Wydział Elektryczny Politechniki Szczeci<text:span text:style-name="T6">ńskiej</text:span></text:p>
        </text:list-item>
        <text:list-item>
          <text:p text:style-name="P6">Henrik Schulze „Theory and applications of OFDM and CDMA : wideband wireless communication<text:span text:style-name="T7">s”, Wiley</text:span></text:p>
        </text:list-item>
        <text:list-item>
          <text:p text:style-name="P10"><text:span text:style-name="T7">Tomasz Zieliński </text:span>„<text:bookmark text:name="productName"/>Cyfrowe przetwarzanie sygnałów. Od teorii do zastosowań”, Wydawnictwa Komunikacji i Łączności</text:p>
        </text:list-item>
        <text:list-item>
          <text:p text:style-name="P5">Zbigniew Hajduk „Wprowadzenie do języka VERILOG”, Wydawnictwo BTC</text:p>
        </text:list-item>
        <text:list-item>
          <text:p text:style-name="P5">Barry Wilkinson „Układy cyfrowe”, Wydawnictwa Komunikacji i Łączności</text:p>
        </text:list-item>
        <text:list-item>
          <text:p text:style-name="P11"><text:span text:style-name="T9">Aleksandr Cariow „</text:span>Wprowadzenie do modelowania sygnałów telekomunikacyjnych w środowisku Matlab-Simulink”, </text:p>
        </text:list-item>
        <text:list-item>
          <text:p text:style-name="P11"><text:span text:style-name="T21">Lajos Hanzo </text:span>„<text:span text:style-name="T21">A</text:span>daptive Wireless Transceivers: Turbo-Coded, Turbo-Equalized and Space-Time Coded TDMA, CDMA, and OFDM System<text:span text:style-name="T21">s”, Wiley</text:span></text:p>
        </text:list-item>
        <text:list-item>
          <text:p text:style-name="P11">Matthew S. Gast „802.11 - sieci bezprzewodowe : przewodnik encyklopedyczn<text:span text:style-name="T22">y”, O'Reilly</text:span></text:p>
        </text:list-item>
        <text:list-item>
          <text:p text:style-name="P1"><text:span text:style-name="Emphasis"><text:span text:style-name="T18">Jacek Majewski „Układy FPGA w przykładach”, Wydawnictwo BTC</text:span></text:span></text:p>
        </text:list-item>
        <text:list-item>
          <text:p text:style-name="P1"><text:span text:style-name="Emphasis"><text:span text:style-name="T18">Wo</text:span></text:span><text:span text:style-name="Emphasis"><text:span text:style-name="T12">jciech Lipiński „Transmisja danych w telefonii komórkowej”, Wydawnictwo Uczelniane Politechniki Szczecińskiej</text:span></text:span></text:p>
        </text:list-item>
        <text:list-item>
          <text:p text:style-name="P3"><text:span text:style-name="Emphasis"><text:span text:style-name="T14">Tomasz Janoś</text:span></text:span><text:span text:style-name="Emphasis"><text:span text:style-name="T13"> </text:span></text:span><text:span text:style-name="Emphasis"><text:span text:style-name="T12">„Vademecum teleinformatyka III”, </text:span></text:span><text:span text:style-name="Emphasis"><text:span text:style-name="T13">Wydawnictwo IDG</text:span></text:span></text:p>
        </text:list-item>
        <text:list-item>
          <text:p text:style-name="P4"><text:span text:style-name="Emphasis"><text:span text:style-name="T15">Witold Hołubowicz „Systemy radiowe z rozpraszaniem widma, </text:span></text:span><text:bookmark text:name="normalb"/><text:span text:style-name="Emphasis"><text:span text:style-name="T15">CDMA: </text:span></text:span><text:span text:style-name="Emphasis"><text:span text:style-name="T17">t</text:span></text:span><text:span text:style-name="Emphasis"><text:span text:style-name="T15">eoria, standardy, aplikacje”, Holkom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2S</meta:editing-duration>
    <meta:editing-cycles>35</meta:editing-cycles>
    <meta:generator>LibreOffice/4.4.2.2$Windows_x86 LibreOffice_project/c4c7d32d0d49397cad38d62472b0bc8acff48dd6</meta:generator>
    <dc:date>2015-06-18T09:11:39.663000000</dc:date>
    <meta:document-statistic meta:table-count="0" meta:image-count="0" meta:object-count="0" meta:page-count="1" meta:paragraph-count="27" meta:word-count="297" meta:character-count="2497" meta:non-whitespace-character-count="2253"/>
    <meta:user-defined meta:name="Info 1"/>
    <meta:user-defined meta:name="Info 2"/>
    <meta:user-defined meta:name="Info 3"/>
    <meta:user-defined meta:name="Info 4"/>
  </office:meta>
</office:document-meta>
</file>